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fo:font-size="12pt" style:font-size-asian="12pt" style:font-name-complex="Times New Roman1" style:font-size-complex="12pt"/>
    </style:style>
    <style:style style:name="P2" style:family="paragraph" style:parent-style-name="No_20_Spacing" style:master-page-name="Standard">
      <style:paragraph-properties fo:text-align="center" style:justify-single-word="false" style:page-number="auto"/>
    </style:style>
    <style:style style:name="P3" style:family="paragraph" style:parent-style-name="Standard">
      <style:paragraph-properties fo:margin-top="0in" fo:margin-bottom="0in" fo:line-height="100%"/>
    </style:style>
    <style:style style:name="P4" style:family="paragraph" style:parent-style-name="Standard" style:list-style-name="">
      <style:paragraph-properties fo:margin-top="0in" fo:margin-bottom="0in" fo:line-height="100%"/>
    </style:style>
    <style:style style:name="P5" style:family="paragraph" style:parent-style-name="Standard">
      <style:paragraph-properties fo:margin-top="0in" fo:margin-bottom="0in" fo:line-height="100%"/>
      <style:text-properties fo:color="#000000" style:font-name="Times New Roman" fo:font-size="12pt" style:font-size-asian="12pt" style:font-size-complex="12pt"/>
    </style:style>
    <style:style style:name="P6" style:family="paragraph" style:parent-style-name="Standard">
      <style:paragraph-properties fo:margin-top="0in" fo:margin-bottom="0in" fo:line-height="100%"/>
      <style:text-properties fo:color="#000000" style:font-name="Times New Roman" fo:font-size="12pt" fo:font-weight="normal" style:font-size-asian="12pt" style:font-weight-asian="normal" style:font-size-complex="12pt" style:font-weight-complex="normal"/>
    </style:style>
    <style:style style:name="P7" style:family="paragraph" style:parent-style-name="Standard">
      <style:paragraph-properties fo:margin-left="0.25in" fo:margin-right="0in" fo:margin-top="0in" fo:margin-bottom="0in" fo:line-height="100%" fo:text-indent="-0.25in" style:auto-text-indent="false"/>
    </style:style>
    <style:style style:name="P8" style:family="paragraph" style:parent-style-name="Standard">
      <style:paragraph-properties fo:margin-left="0.25in" fo:margin-right="0in" fo:margin-top="0in" fo:margin-bottom="0in" fo:line-height="100%" fo:text-indent="-0.25in" style:auto-text-indent="false"/>
      <style:text-properties fo:color="#000000" style:font-name="Times New Roman" fo:font-size="12pt" fo:font-weight="normal" style:font-size-asian="12pt" style:font-weight-asian="normal" style:font-size-complex="12pt" style:font-weight-complex="normal"/>
    </style:style>
    <style:style style:name="P9" style:family="paragraph" style:parent-style-name="Standard" style:list-style-name="">
      <style:paragraph-properties fo:margin-left="0.25in" fo:margin-right="0in" fo:margin-top="0in" fo:margin-bottom="0in" fo:line-height="100%" fo:text-indent="-0.25in" style:auto-text-indent="false" style:text-autospace="none">
        <style:tab-stops/>
      </style:paragraph-properties>
      <style:text-properties fo:color="#000000" style:font-name="Times New Roman" fo:font-size="12pt" fo:font-weight="normal" style:font-size-asian="12pt" style:font-weight-asian="normal" style:font-size-complex="12pt" style:font-weight-complex="normal"/>
    </style:style>
    <style:style style:name="T1" style:family="text">
      <style:text-properties style:font-name="Times New Roman" fo:font-size="16pt" style:font-size-asian="16pt" style:font-name-complex="Times New Roman1" style:font-size-complex="16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style:font-name-complex="Times New Roman1"/>
    </style:style>
    <style:style style:name="T6" style:family="text">
      <style:text-properties fo:font-weight="bold" style:font-name-asian="Georgia" style:font-weight-asian="bold" style:font-name-complex="Georgia" style:font-weight-complex="bold"/>
    </style:style>
    <style:style style:name="T7" style:family="text">
      <style:text-properties fo:font-weight="normal" style:font-name-asian="Georgia" style:font-weight-asian="normal" style:font-name-complex="Georgia" style:font-weight-complex="normal"/>
    </style:style>
    <style:style style:name="T8" style:family="text">
      <style:text-properties fo:color="#000000" style:font-name="Times New Roman" fo:font-size="12pt" fo:font-weight="normal" style:font-name-asian="Georgia" style:font-size-asian="12pt" style:font-weight-asian="normal" style:font-name-complex="Georgia" style:font-size-complex="12pt" style:font-weight-complex="normal"/>
    </style:style>
    <style:style style:name="T9" style:family="text">
      <style:text-properties style:font-name-asian="Georgia" style:font-name-complex="Georgia"/>
    </style:style>
    <style:style style:name="T10" style:family="text">
      <style:text-properties fo:font-style="normal" style:font-name-asian="Georgia" style:font-style-asian="normal" style:font-name-complex="Georgia" style:font-style-complex="normal"/>
    </style:style>
    <style:style style:name="T11" style:family="text">
      <style:text-properties fo:font-style="normal" style:text-underline-style="solid" style:text-underline-width="auto" style:text-underline-color="font-color" style:font-name-asian="Georgia" style:font-style-asian="normal" style:font-name-complex="Georgia" style:font-style-complex="normal"/>
    </style:style>
    <style:style style:name="T12" style:family="text">
      <style:text-properties fo:font-style="normal" fo:font-weight="bold" style:font-name-asian="Georgia" style:font-style-asian="normal" style:font-weight-asian="bold" style:font-name-complex="Georgia"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aints &amp; Politics</text:span></text:p>
      <text:p text:style-name="P1"/>
      <text:p text:style-name="No_20_Spacing"><text:span text:style-name="T3">Read:</text:span><text:span text:style-name="T2"> Romans 13:1-7; I Peter 2:13-17</text:span></text:p>
      <text:p text:style-name="P1"/>
      <text:p text:style-name="P7"><text:span text:style-name="T3">Text:</text:span><text:span text:style-name="T2"> </text:span><text:span text:style-name="T8">Matthew 5:13 <text:s/>“Ye are the salt of the earth...”</text:span></text:p>
      <text:p text:style-name="P8"><text:span text:style-name="T5"><text:tab/> <text:s text:c="3"/></text:span><text:span text:style-name="T9">Matthew 5:14 <text:s/>“Ye are the light of the world...”</text:span></text:p>
      <text:p text:style-name="P8"><text:span text:style-name="T9"/></text:p>
      <text:h text:style-name="P3" text:outline-level="3"><text:span text:style-name="T3">Introduction:</text:span><text:span text:style-name="T2"> For many years Christians have been reluctant to get involved in the political process. There have been many who believe that we are to sit on the sidelines and just pray. There are others who will go so far as to tell us that the scriptures command us to at least vote (I can't find that verse). Then there are those who believe that it is the responsibility of every believer to make every attempt to Christian-ize the culture. The scripture that we read reveals a responsibility for the saints to be involved in the process. How much involvement is not explicitly spelled out.</text:span></text:h>
      <text:h text:style-name="P4" text:outline-level="3"><text:span text:style-name="T4">I. Salt:</text:span><text:span text:style-name="T2"> How many like a good Christmas or Thanksgiving meal? What food is your favorite? (Wait for answers). There is an ingredient in nearly everything mentioned here today that is minute compared to the dishes that it is in but without it most of us would be far less impressed with the menu. Can anyone guess what it is? (SALT). It is the most often condiment requested at mealtime in almost every home. Without it a feast is just a meal. With it a mediocre meal can become a nice dining experience.</text:span></text:h>
      <text:h text:style-name="P4" text:outline-level="3"><text:span text:style-name="T2"><text:s text:c="2"/>When Jesus tells the disciples that they are the salt of the earth; it certainly sounds to me as if he is describing someone who is changing the flavor of the world that they live in, for the better. He specifically warns them to be careful to keep their flavor. In the upcoming election it is imperative that you and I prayerfully and carefully do what we can to improve the flavor of our world.</text:span></text:h>
      <text:p text:style-name="P5"><text:span text:style-name="T6">II. Light:</text:span><text:span text:style-name="T7"> The very first words attributed to God in the scriptures are: “Let there be light...” When the world is pitch dark a tiny match can be seen from a great distance away. As I look around me I see a world drenched in darkness. The Christian community doesn't seem to notice and even when they do the efforts to change things are pitiful.</text:span></text:p>
      <text:p text:style-name="P6"><text:span text:style-name="T9"><text:s text:c="2"/>Have you ever heard the phrase: “Put your money where your</text:span></text:p>
      <text:p text:style-name="P6"><text:span text:style-name="T9">mouth is?” What do you think that means? It is very similar to the phrase: “Talk is cheap.” Anyone can be a light but it takes courage to shine where no one else is shining. It takes commitment to speak up when everyone else is being politically correct. There are real issues that must be considered in this election. The financial irresponsibility of Washington must be addressed from a Biblical viewpoint. The sanctity of life continues to be an issue. The acceptance of immorality and protecting sexual perversion cannot be tolerated by those who claim to follow the precepts of scripture. Shining your light is more than pulling the right lever on election day but it does include pulling the lever. </text:span></text:p>
      <text:p text:style-name="P6"><text:span text:style-name="T6">III. Work:</text:span><text:span text:style-name="T9"> Michael Youssef said this: “Prayer is never an excuse for doing nothing.” For far too long the church has hidden in their prayer closet and refused to take a stand if it might cost them something. We have refused to risk our tax exempt status. Christians have allowed the politicians to buy us off with that little pittance. What a shame! </text:span></text:p>
      <text:p text:style-name="P9"><text:span text:style-name="T9"><text:s text:c="2"/>Romans 13:3 (in the middle of talking about political involvement)</text:span></text:p>
      <text:p text:style-name="P9"><text:span text:style-name="T9">said: “...do that which is good...” That doesn't sound like Paul was</text:span></text:p>
      <text:p text:style-name="P9"><text:span text:style-name="T9">telling us to ignore what is going on, does it? It sounds as if we are</text:span></text:p>
      <text:p text:style-name="P9"><text:span text:style-name="T9">expected to be working. Jesus said in Mat 26:41 <text:s/>“Watch and pray</text:span><text:span text:style-name="T10">...” </text:span></text:p>
      <text:p text:style-name="P9"><text:span text:style-name="T10">He certainly indicates that watching involves more than just observing</text:span></text:p>
      <text:p text:style-name="P9"><text:span text:style-name="T10">from the sidelines. Watch! But also Act! It is like the story of Nehe-</text:span></text:p>
      <text:p text:style-name="P9"><text:span text:style-name="T10">miah rebuilding the walls of Jerusalem. The workers were also watch-</text:span></text:p>
      <text:p text:style-name="P9"><text:span text:style-name="T10">ers and the watchers were also workers. They worked with a trowel in </text:span></text:p>
      <text:p text:style-name="P9"><text:span text:style-name="T10">one hand and a sword in the other. The Children of Israel prayed to </text:span></text:p>
      <text:p text:style-name="P9"><text:span text:style-name="T10">God and then posted guards.</text:span></text:p>
      <text:p text:style-name="P9"><text:span text:style-name="T10"><text:s text:c="2"/></text:span><text:span text:style-name="T11">Daniel</text:span><text:span text:style-name="T10"> didn't ignore the problems of his day but directly confronted</text:span></text:p>
      <text:p text:style-name="P9"><text:span text:style-name="T10">the king. </text:span><text:span text:style-name="T11">Joseph</text:span><text:span text:style-name="T10"> challenged Pharaoh and then worked by his side for</text:span></text:p>
      <text:p text:style-name="P9"><text:span text:style-name="T10">the rest of his life. </text:span><text:span text:style-name="T11">Moses</text:span><text:span text:style-name="T10"> didn't ignore what Pharaoh was doing to his </text:span></text:p>
      <text:p text:style-name="P9"><text:span text:style-name="T10">people but directly confronted him. </text:span><text:span text:style-name="T11">Mordecai and Esther</text:span><text:span text:style-name="T10"> got involved</text:span></text:p>
      <text:p text:style-name="P9"><text:span text:style-name="T10">and saved a nation. </text:span><text:span text:style-name="T11">John the Baptist</text:span><text:span text:style-name="T10"> confronted Herod and was</text:span></text:p>
      <text:p text:style-name="P9"><text:span text:style-name="T10">executed. </text:span><text:span text:style-name="T11">Paul</text:span><text:span text:style-name="T10"> challenged Felix and Agrippa as well as sharing the</text:span></text:p>
      <text:p text:style-name="P9"><text:span text:style-name="T10">gospel with Caesar.</text:span></text:p>
      <text:p text:style-name="P9"><text:span text:style-name="T12">Conclude:</text:span><text:span text:style-name="T10"> It was the influence of the Christian church that directed</text:span></text:p>
      <text:p text:style-name="P9"><text:span text:style-name="T10">the framers of our constitution to include the creator in the declaration</text:span></text:p>
      <text:p text:style-name="P9"><text:span text:style-name="T10">of Independence and open each day's work with prayer. It was the</text:span></text:p>
      <text:p text:style-name="P9"><text:span text:style-name="T10">church in England and the US that led the fight to end slavery. It was</text:span></text:p>
      <text:p text:style-name="P9"><text:span text:style-name="T10">christian preachers who led the civil rights movement. It is the church</text:span></text:p>
      <text:p text:style-name="P9"><text:span text:style-name="T10">who are leading the fight to end abortion and euthanasia. It's time for</text:span></text:p>
      <text:p text:style-name="P9"><text:span text:style-name="T10">the church of Jesus Christ to rise again!</text:span></text:p>
      <text:p text:style-name="P9"><text:span text:style-name="T10"/></text:p>
      <text:p text:style-name="P9"><text:soft-page-break/><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2</meta:editing-cycles>
    <meta:creation-date>2014-03-28T17:34:00</meta:creation-date>
    <dc:date>2016-10-01T20:43:10.07</dc:date>
    <meta:editing-duration>PT2H49M30S</meta:editing-duration>
    <meta:generator>OpenOffice/4.1.2$Win32 OpenOffice.org_project/412m3$Build-9782</meta:generator>
    <meta:document-statistic meta:table-count="0" meta:image-count="0" meta:object-count="0" meta:page-count="2" meta:paragraph-count="35" meta:word-count="833" meta:character-count="46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